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E9000000CBFD81619F3ACEA12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9" style:family="table" style:master-page-name="First_20_Page">
      <style:table-properties style:width="17.985cm" fo:margin-top="0cm" fo:margin-bottom="0cm" style:page-number="auto" table:align="left"/>
    </style:style>
    <style:style style:name="Table9.A" style:family="table-column">
      <style:table-column-properties style:column-width="2.245cm"/>
    </style:style>
    <style:style style:name="Table9.B" style:family="table-column">
      <style:table-column-properties style:column-width="6.766cm"/>
    </style:style>
    <style:style style:name="Table9.C" style:family="table-column">
      <style:table-column-properties style:column-width="3.182cm"/>
    </style:style>
    <style:style style:name="Table9.D" style:family="table-column">
      <style:table-column-properties style:column-width="5.791cm"/>
    </style:style>
    <style:style style:name="Table9.A1" style:family="table-cell">
      <style:table-cell-properties style:vertical-align="middle" fo:background-color="#e6e6e6" fo:padding="0.101cm" fo:border-left="1pt solid #000000" fo:border-right="1pt solid #000000" fo:border-top="1pt solid #000000" fo:border-bottom="0.5pt solid #000000">
        <style:background-image/>
      </style:table-cell-properties>
    </style:style>
    <style:style style:name="Table9.2" style:family="table-row">
      <style:table-row-properties style:min-row-height="0.711cm"/>
    </style:style>
    <style:style style:name="Table9.A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9.B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9.C2" style:family="table-cell">
      <style:table-cell-properties fo:background-color="transparent" fo:padding="0.101cm" fo:border-left="1pt solid #000000" fo:border-right="none" fo:border-top="0.5pt solid #000000" fo:border-bottom="none">
        <style:background-image/>
      </style:table-cell-properties>
    </style:style>
    <style:style style:name="Table9.D2" style:family="table-cell">
      <style:table-cell-properties fo:background-color="transparent" fo:padding="0.101cm" fo:border-left="none" fo:border-right="1pt solid #000000" fo:border-top="0.5pt solid #000000" fo:border-bottom="none">
        <style:background-image/>
      </style:table-cell-properties>
    </style:style>
    <style:style style:name="Table9.A3" style:family="table-cell">
      <style:table-cell-properties fo:background-color="transparent" fo:padding-left="0.101cm" fo:padding-right="0.101cm" fo:padding-top="0.101cm" fo:padding-bottom="0cm" fo:border-left="1pt solid #000000" fo:border-right="none" fo:border-top="none" fo:border-bottom="none">
        <style:background-image/>
      </style:table-cell-properties>
    </style:style>
    <style:style style:name="Table9.B3" style:family="table-cell">
      <style:table-cell-properties fo:background-color="transparent" fo:padding-left="0.101cm" fo:padding-right="0.101cm" fo:padding-top="0.101cm" fo:padding-bottom="0cm" fo:border-left="none" fo:border-right="1pt solid #000000" fo:border-top="none" fo:border-bottom="none">
        <style:background-image/>
      </style:table-cell-properties>
    </style:style>
    <style:style style:name="Table9.C3" style:family="table-cell">
      <style:table-cell-properties fo:background-color="transparent" fo:padding-left="0.101cm" fo:padding-right="0.101cm" fo:padding-top="0.101cm" fo:padding-bottom="0cm" fo:border-left="1pt solid #000000" fo:border-right="none" fo:border-top="0.5pt solid #000000" fo:border-bottom="none">
        <style:background-image/>
      </style:table-cell-properties>
    </style:style>
    <style:style style:name="Table9.D3" style:family="table-cell">
      <style:table-cell-properties fo:background-color="transparent" fo:padding-left="0.101cm" fo:padding-right="0.101cm" fo:padding-top="0.101cm" fo:padding-bottom="0cm" fo:border-left="none" fo:border-right="1pt solid #000000" fo:border-top="0.5pt solid #000000" fo:border-bottom="none">
        <style:background-image/>
      </style:table-cell-properties>
    </style:style>
    <style:style style:name="Table9.4" style:family="table-row">
      <style:table-row-properties style:row-height="1.099cm"/>
    </style:style>
    <style:style style:name="Table9.A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9.B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9.C4" style:family="table-cell">
      <style:table-cell-properties fo:background-color="transparent" fo:padding="0.101cm" fo:border-left="1pt solid #000000" fo:border-right="none" fo:border-top="none" fo:border-bottom="1pt solid #000000">
        <style:background-image/>
      </style:table-cell-properties>
    </style:style>
    <style:style style:name="Table9.D4" style:family="table-cell">
      <style:table-cell-properties fo:background-color="transparent" fo:padding="0.101cm" fo:border-left="none" fo:border-right="1pt solid #000000" fo:border-top="none" fo:border-bottom="1pt solid #000000">
        <style:background-image/>
      </style:table-cell-properties>
    </style:style>
    <style:style style:name="Table6" style:family="table">
      <style:table-properties style:width="18.002cm" table:align="margins"/>
    </style:style>
    <style:style style:name="Table6.A" style:family="table-column">
      <style:table-column-properties style:column-width="5.507cm" style:rel-column-width="20045*"/>
    </style:style>
    <style:style style:name="Table6.B" style:family="table-column">
      <style:table-column-properties style:column-width="3.501cm" style:rel-column-width="12747*"/>
    </style:style>
    <style:style style:name="Table6.C" style:family="table-column">
      <style:table-column-properties style:column-width="4.501cm" style:rel-column-width="16390*"/>
    </style:style>
    <style:style style:name="Table6.D" style:family="table-column">
      <style:table-column-properties style:column-width="4.493cm" style:rel-column-width="16353*"/>
    </style:style>
    <style:style style:name="Table6.1" style:family="table-row">
      <style:table-row-properties style:row-height="0.801cm"/>
    </style:style>
    <style:style style:name="Table6.A1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1pt solid #000000" fo:border-bottom="0.5pt solid #000000">
        <style:background-image/>
      </style:table-cell-properties>
    </style:style>
    <style:style style:name="Table6.B1" style:family="table-cell">
      <style:table-cell-properties style:vertical-align="middle" fo:padding-left="0.3cm" fo:padding-right="0.3cm" fo:padding-top="0.101cm" fo:padding-bottom="0.101cm" fo:border-left="0.5pt solid #000000" fo:border-right="none" fo:border-top="1pt solid #000000" fo:border-bottom="0.5pt solid #000000"/>
    </style:style>
    <style:style style:name="Table6.C1" style:family="table-cell">
      <style:table-cell-properties style:vertical-align="middle" fo:background-color="#e6e6e6" fo:padding-left="0.3cm" fo:padding-right="0.3cm" fo:padding-top="0.101cm" fo:padding-bottom="0.101cm" fo:border-left="0.5pt solid #000000" fo:border-right="none" fo:border-top="1pt solid #000000" fo:border-bottom="0.5pt solid #000000">
        <style:background-image/>
      </style:table-cell-properties>
    </style:style>
    <style:style style:name="Table6.D1" style:family="table-cell">
      <style:table-cell-properties style:vertical-align="middle" fo:padding-left="0.3cm" fo:padding-right="0.3cm" fo:padding-top="0.101cm" fo:padding-bottom="0.101cm" fo:border-left="0.5pt solid #000000" fo:border-right="1pt solid #000000" fo:border-top="1pt solid #000000" fo:border-bottom="0.5pt solid #000000"/>
    </style:style>
    <style:style style:name="Table6.A2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0.5pt solid #000000">
        <style:background-image/>
      </style:table-cell-properties>
    </style:style>
    <style:style style:name="Table6.A4" style:family="table-cell">
      <style:table-cell-properties style:vertical-align="middle" fo:background-color="#e6e6e6" fo:padding-left="0.3cm" fo:padding-right="0.3cm" fo:padding-top="0.101cm" fo:padding-bottom="0.101cm" fo:border-left="1pt solid #000000" fo:border-right="none" fo:border-top="none" fo:border-bottom="1pt solid #000000">
        <style:background-image/>
      </style:table-cell-properties>
    </style:style>
    <style:style style:name="Table6.B4" style:family="table-cell">
      <style:table-cell-properties style:vertical-align="middle" fo:background-color="transparent" fo:padding-left="0.3cm" fo:padding-right="0.3cm" fo:padding-top="0.101cm" fo:padding-bottom="0.101cm" fo:border-left="0.5pt solid #000000" fo:border-right="1pt solid #000000" fo:border-top="none" fo:border-bottom="1pt solid #000000">
        <style:background-image/>
      </style:table-cell-properties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18.002cm" style:rel-column-width="65535*"/>
    </style:style>
    <style:style style:name="Table5.1" style:family="table-row">
      <style:table-row-properties style:row-height="1cm" fo:keep-together="auto"/>
    </style:style>
    <style:style style:name="Table5.A1" style:family="table-cell">
      <style:table-cell-properties style:vertical-align="middle" fo:background-color="#e4ecf7" fo:padding="0cm" fo:border-left="1pt solid #000000" fo:border-right="1pt solid #000000" fo:border-top="1pt solid #000000" fo:border-bottom="none">
        <style:background-image/>
      </style:table-cell-properties>
    </style:style>
    <style:style style:name="Tableau2" style:family="table">
      <style:table-properties style:width="18.00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3.971cm" style:rel-column-width="14454*"/>
    </style:style>
    <style:style style:name="Tableau2.B" style:family="table-column">
      <style:table-column-properties style:column-width="2.379cm" style:rel-column-width="8662*"/>
    </style:style>
    <style:style style:name="Tableau2.C" style:family="table-column">
      <style:table-column-properties style:column-width="11.652cm" style:rel-column-width="42419*"/>
    </style:style>
    <style:style style:name="Tableau2.1" style:family="table-row">
      <style:table-row-properties style:row-height="0.7cm" fo:keep-together="always"/>
    </style:style>
    <style:style style:name="Tableau2.A1" style:family="table-cell">
      <style:table-cell-properties style:vertical-align="middle" fo:background-color="#d0def1" fo:padding="0cm" fo:border-left="1pt solid #000000" fo:border-right="none" fo:border-top="1pt solid #000000" fo:border-bottom="1pt solid #000000">
        <style:background-image/>
      </style:table-cell-properties>
    </style:style>
    <style:style style:name="Tableau2.B1" style:family="table-cell">
      <style:table-cell-properties style:vertical-align="middle" fo:background-color="#d0def1" fo:padding="0cm" fo:border-left="0.5pt solid #000000" fo:border-right="none" fo:border-top="1pt solid #000000" fo:border-bottom="1pt solid #000000">
        <style:background-image/>
      </style:table-cell-properties>
    </style:style>
    <style:style style:name="Tableau2.C1" style:family="table-cell">
      <style:table-cell-properties style:vertical-align="middle" fo:background-color="#d0def1" fo:padding="0cm" fo:border-left="0.5pt solid #000000" fo:border-right="1pt solid #000000" fo:border-top="1pt solid #000000" fo:border-bottom="1pt solid #000000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middle" fo:background-color="#e4ecf7" fo:padding="0cm" fo:border-left="1pt solid #000000" fo:border-right="none" fo:border-top="1pt solid #000000" fo:border-bottom="1pt solid #000000">
        <style:background-image/>
      </style:table-cell-properties>
    </style:style>
    <style:style style:name="Tableau2.B2" style:family="table-cell">
      <style:table-cell-properties style:vertical-align="middle" fo:padding="0.041cm" fo:border-left="0.5pt solid #000000" fo:border-right="none" fo:border-top="1pt solid #000000" fo:border-bottom="0.5pt solid #000000"/>
    </style:style>
    <style:style style:name="Tableau2.C2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3" style:family="table-row">
      <style:table-row-properties fo:keep-together="always"/>
    </style:style>
    <style:style style:name="Tableau2.B3" style:family="table-cell">
      <style:table-cell-properties style:vertical-align="middle" fo:padding="0.097cm" fo:border-left="0.5pt solid #000000" fo:border-right="none" fo:border-top="none" fo:border-bottom="1pt solid #000000"/>
    </style:style>
    <style:style style:name="Tableau2.C3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4" style:family="table-row">
      <style:table-row-properties fo:keep-together="always"/>
    </style:style>
    <style:style style:name="Tableau2.B4" style:family="table-cell">
      <style:table-cell-properties style:vertical-align="middle" fo:padding="0.041cm" fo:border-left="0.5pt solid #000000" fo:border-right="0.5pt solid #000000" fo:border-top="1pt solid #000000" fo:border-bottom="0.5pt solid #000000"/>
    </style:style>
    <style:style style:name="Tableau2.C4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5" style:family="table-row">
      <style:table-row-properties fo:keep-together="always"/>
    </style:style>
    <style:style style:name="Tableau2.B5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5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au2.6" style:family="table-row">
      <style:table-row-properties fo:keep-together="always"/>
    </style:style>
    <style:style style:name="Tableau2.A6" style:family="table-cell">
      <style:table-cell-properties style:vertical-align="middle" fo:background-color="#e4ecf7" fo:padding="0cm" fo:border-left="1pt solid #000000" fo:border-right="none" fo:border-top="none" fo:border-bottom="1pt solid #000000">
        <style:background-image/>
      </style:table-cell-properties>
    </style:style>
    <style:style style:name="Tableau2.B6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6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7" style:family="table-row">
      <style:table-row-properties fo:keep-together="always"/>
    </style:style>
    <style:style style:name="Tableau2.B7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7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8" style:family="table-row">
      <style:table-row-properties fo:background-color="transparent" fo:keep-together="always">
        <style:background-image/>
      </style:table-row-properties>
    </style:style>
    <style:style style:name="Tableau2.B8" style:family="table-cell">
      <style:table-cell-properties style:vertical-align="middle" fo:background-color="transparent" fo:padding="0.041cm" fo:border-left="0.5pt solid #000000" fo:border-right="none" fo:border-top="none" fo:border-bottom="1pt solid #000000" style:writing-mode="page">
        <style:background-image/>
      </style:table-cell-properties>
    </style:style>
    <style:style style:name="Tableau2.C8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9" style:family="table-row">
      <style:table-row-properties fo:background-color="transparent" fo:keep-together="always">
        <style:background-image/>
      </style:table-row-properties>
    </style:style>
    <style:style style:name="Tableau2.C9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10" style:family="table-row">
      <style:table-row-properties fo:keep-together="always"/>
    </style:style>
    <style:style style:name="Tableau2.B10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10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2.11" style:family="table-row">
      <style:table-row-properties fo:keep-together="always"/>
    </style:style>
    <style:style style:name="Tableau2.B11" style:family="table-cell">
      <style:table-cell-properties style:vertical-align="middle" fo:padding="0.041cm" fo:border-left="0.5pt solid #000000" fo:border-right="none" fo:border-top="none" fo:border-bottom="1pt solid #000000"/>
    </style:style>
    <style:style style:name="Tableau2.C11" style:family="table-cell">
      <style:table-cell-properties style:vertical-align="middle" fo:padding="0cm" fo:border-left="0.5pt solid #000000" fo:border-right="1pt solid #000000" fo:border-top="none" fo:border-bottom="1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6.352cm" style:rel-column-width="23121*"/>
    </style:style>
    <style:style style:name="Tableau1.B" style:family="table-column">
      <style:table-column-properties style:column-width="11.65cm" style:rel-column-width="42414*"/>
    </style:style>
    <style:style style:name="Tableau1.1" style:family="table-row">
      <style:table-row-properties style:min-row-height="0.972cm" fo:keep-together="always"/>
    </style:style>
    <style:style style:name="Tableau1.A1" style:family="table-cell">
      <style:table-cell-properties style:vertical-align="middle" fo:background-color="#e4ecf7" fo:padding="0cm" fo:border-left="1pt solid #000000" fo:border-right="none" fo:border-top="1pt solid #000000" fo:border-bottom="1pt solid #000000">
        <style:background-image/>
      </style:table-cell-properties>
    </style:style>
    <style:style style:name="Tableau1.B1" style:family="table-cell">
      <style:table-cell-properties style:vertical-align="middle" fo:padding="0cm" fo:border-left="0.5pt solid #000000" fo:border-right="1pt solid #000000" fo:border-top="1pt solid #000000" fo:border-bottom="1pt solid #000000"/>
    </style:style>
    <style:style style:name="Table7" style:family="table">
      <style:table-properties style:width="18.002cm" fo:margin-top="0.199cm" fo:margin-bottom="0cm" table:align="margins"/>
    </style:style>
    <style:style style:name="Table7.A" style:family="table-column">
      <style:table-column-properties style:column-width="18.002cm" style:rel-column-width="65535*"/>
    </style:style>
    <style:style style:name="Table7.1" style:family="table-row">
      <style:table-row-properties style:row-height="2.566cm"/>
    </style:style>
    <style:style style:name="Table7.A1" style:family="table-cell">
      <style:table-cell-properties fo:padding="0.097cm" fo:border="0.5pt solid #000000"/>
    </style:style>
    <style:style style:name="P1" style:family="paragraph" style:parent-style-name="Address_20_Cover">
      <style:text-properties fo:font-weight="bold" style:font-weight-asian="bold" style:font-weight-complex="bold"/>
    </style:style>
    <style:style style:name="P2" style:family="paragraph" style:parent-style-name="Address_20_Cover">
      <style:text-properties officeooo:rsid="007de08f" officeooo:paragraph-rsid="007de08f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Contact_20_Footer">
      <style:text-properties officeooo:paragraph-rsid="007a355c"/>
    </style:style>
    <style:style style:name="P5" style:family="paragraph" style:parent-style-name="Contact_20_Footer">
      <style:text-properties officeooo:paragraph-rsid="00785e98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 style:font-relief="none"/>
    </style:style>
    <style:style style:name="P8" style:family="paragraph" style:parent-style-name="Table_20_Contents">
      <style:paragraph-properties fo:text-align="center" style:justify-single-word="false"/>
      <style:text-properties fo:font-size="16pt" fo:font-weight="bold" officeooo:rsid="007a355c" officeooo:paragraph-rsid="007a355c" style:font-size-asian="16pt" style:font-weight-asian="bold" style:font-size-complex="16pt" style:font-weight-complex="bold" style:font-relief="none"/>
    </style:style>
    <style:style style:name="P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variant="normal" fo:text-transform="none" fo:font-size="9pt" fo:font-weight="normal" officeooo:rsid="001386d2" officeooo:paragraph-rsid="00111af5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variant="normal" fo:text-transform="none" fo:font-size="9pt" fo:font-weight="normal" officeooo:rsid="0026049b" officeooo:paragraph-rsid="0026049b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284e81" fo:font-size="16pt" fo:font-weight="bold" style:font-size-asian="16pt" style:font-weight-asian="bold" style:font-size-complex="16pt" style:font-weight-complex="bold" style:font-relief="embosse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6pt" fo:font-weight="bold" officeooo:rsid="007a355c" officeooo:paragraph-rsid="007a355c" style:font-size-asian="16pt" style:font-weight-asian="bold" style:font-size-complex="16pt" style:font-weight-complex="bold" style:font-relief="none"/>
    </style:style>
    <style:style style:name="P14" style:family="paragraph" style:parent-style-name="Table_20_Contents">
      <style:paragraph-properties fo:text-align="center" style:justify-single-word="false"/>
      <style:text-properties fo:text-transform="uppercase" fo:font-size="12pt" fo:font-weight="bold" officeooo:rsid="007a355c" officeooo:paragraph-rsid="007a355c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margin-top="0.049cm" fo:margin-bottom="0.049cm" loext:contextual-spacing="false" fo:text-align="end" style:justify-single-word="false"/>
    </style:style>
    <style:style style:name="P16" style:family="paragraph" style:parent-style-name="Table_20_Contents">
      <style:paragraph-properties fo:margin-top="0.049cm" fo:margin-bottom="0.049cm" loext:contextual-spacing="false"/>
      <style:text-properties fo:font-weight="bold" officeooo:rsid="0072cd00" style:font-weight-asian="bold" style:font-weight-complex="bold"/>
    </style:style>
    <style:style style:name="P17" style:family="paragraph" style:parent-style-name="Table_20_Contents">
      <style:paragraph-properties fo:margin-top="0.049cm" fo:margin-bottom="0.049cm" loext:contextual-spacing="false"/>
      <style:text-properties fo:font-weight="bold" officeooo:rsid="0079556c" officeooo:paragraph-rsid="0079556c" style:font-weight-asian="bold" style:font-weight-complex="bold"/>
    </style:style>
    <style:style style:name="P18" style:family="paragraph" style:parent-style-name="Table_20_Contents">
      <style:paragraph-properties fo:margin-top="0.049cm" fo:margin-bottom="0.049cm" loext:contextual-spacing="false"/>
      <style:text-properties fo:font-weight="bold" officeooo:rsid="007f0634" officeooo:paragraph-rsid="007f0634" style:font-weight-asian="bold" style:font-weight-complex="bold"/>
    </style:style>
    <style:style style:name="P19" style:family="paragraph" style:parent-style-name="Table_20_Contents">
      <style:paragraph-properties fo:margin-top="0.049cm" fo:margin-bottom="0.049cm" loext:contextual-spacing="false" fo:text-align="end" style:justify-single-word="false"/>
      <style:text-properties officeooo:rsid="007f0634" officeooo:paragraph-rsid="007f0634"/>
    </style:style>
    <style:style style:name="P20" style:family="paragraph" style:parent-style-name="Table_20_Contents">
      <style:paragraph-properties fo:margin-top="0.049cm" fo:margin-bottom="0.101cm" loext:contextual-spacing="false" fo:text-align="end" style:justify-single-word="false"/>
      <style:text-properties fo:font-weight="normal" style:font-weight-asian="normal" style:font-weight-complex="normal"/>
    </style:style>
    <style:style style:name="P21" style:family="paragraph" style:parent-style-name="Table_20_Contents">
      <style:paragraph-properties fo:margin-top="0.049cm" fo:margin-bottom="0.101cm" loext:contextual-spacing="false"/>
      <style:text-properties fo:font-weight="bold" officeooo:rsid="0070fdc8" officeooo:paragraph-rsid="000ad279" style:font-weight-asian="bold" style:font-weight-complex="bold"/>
    </style:style>
    <style:style style:name="P22" style:family="paragraph" style:parent-style-name="Table_20_Contents">
      <style:paragraph-properties fo:margin-top="0.049cm" fo:margin-bottom="0.101cm" loext:contextual-spacing="false"/>
      <style:text-properties fo:font-weight="bold" officeooo:rsid="00769059" style:font-weight-asian="bold" style:font-weight-complex="bold"/>
    </style:style>
    <style:style style:name="P23" style:family="paragraph" style:parent-style-name="Table_20_References_20_Contents">
      <style:text-properties officeooo:rsid="0079556c" officeooo:paragraph-rsid="0079556c"/>
    </style:style>
    <style:style style:name="P24" style:family="paragraph" style:parent-style-name="Table_20_References_20_Contents">
      <style:paragraph-properties fo:text-align="start" style:justify-single-word="false"/>
      <style:text-properties fo:font-size="9pt" officeooo:rsid="00014d3b" officeooo:paragraph-rsid="0079556c" style:font-size-asian="9pt" style:font-size-complex="9pt"/>
    </style:style>
    <style:style style:name="P25" style:family="paragraph" style:parent-style-name="Standard">
      <style:text-properties fo:font-size="8pt" style:font-size-asian="7pt" style:font-size-complex="8pt"/>
    </style:style>
    <style:style style:name="T1" style:family="text">
      <style:text-properties officeooo:rsid="007a355c"/>
    </style:style>
    <style:style style:name="T2" style:family="text">
      <style:text-properties fo:language="zxx" fo:country="none"/>
    </style:style>
    <style:style style:name="T3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variable-decls>
        <text:variable-decl office:value-type="float" text:name="LNG_GSO_City"/>
      </text:variable-decls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."/>
      </text:sequence-decls>
      <text:user-field-decls>
        <text:user-field-decl office:value-type="string" office:string-value="$$companyFull$$" text:name="LNG_Name"/>
        <text:user-field-decl office:value-type="string" office:string-value="$$companyPhone$$" text:name="LNG_Contact_Phone"/>
        <text:user-field-decl office:value-type="string" office:string-value="$$companyAddress1$$" text:name="LNG_Address"/>
        <text:user-field-decl office:value-type="string" office:string-value="$$companyFax$$" text:name="LNG_Contact_Fax"/>
        <text:user-field-decl office:value-type="string" office:string-value="Copyright © 2010 LINAGORA" text:name="License_Name"/>
        <text:user-field-decl office:value-type="string" office:string-value="Client du projet" text:name="Distribution_Label"/>
        <text:user-field-decl office:value-type="string" office:string-value="$$activityProject$$" text:name="Project_Code"/>
        <text:user-field-decl office:value-type="string" office:string-value="1.0" text:name="Version_Number"/>
        <text:user-field-decl office:value-type="string" office:string-value="$$activityDate$$" text:name="Version_Date"/>
        <text:user-field-decl office:value-type="string" office:string-value="" text:name="Software_Infos"/>
        <text:user-field-decl office:value-type="string" office:string-value="1.0" text:name="Template_InitVersion"/>
        <text:user-field-decl office:value-type="string" office:string-value="03/11/2011" text:name="Template_InitDate"/>
        <text:user-field-decl office:value-type="string" office:string-value="–" text:name="Identifier_UID"/>
        <text:user-field-decl office:value-type="string" office:string-value="Puteaux" text:name="Locality_Name"/>
        <text:user-field-decl office:value-type="string" office:string-value="$$activityLabel$$" text:name="Object_Name"/>
        <text:user-field-decl office:value-type="string" office:string-value="Compte Rendu d'Activités" text:name="Document_Title"/>
        <text:user-field-decl office:value-type="string" office:string-value="CNRS" text:name="Client_Name"/>
        <text:user-field-decl office:value-type="string" office:string-value="$$companySiret$$" text:name="LNG_Ref_Registration"/>
      </text:user-field-decls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>
            <table:table-cell table:style-name="Table9.A1" table:number-columns-spanned="2" office:value-type="string" table:protected="true">
              <text:p text:style-name="Table_20_References_20_Heading">CLIENT</text:p>
            </table:table-cell>
            <table:covered-table-cell/>
            <table:table-cell table:style-name="Table9.A1" table:number-columns-spanned="2" office:value-type="string" table:protected="true">
              <text:p text:style-name="Table_20_References_20_Heading">LINAGORA</text:p>
            </table:table-cell>
            <table:covered-table-cell/>
          </table:table-row>
        </table:table-header-rows>
        <table:table-row table:style-name="Table9.2">
          <table:table-cell table:style-name="Table9.A2" office:value-type="string" table:protected="true">
            <text:p text:style-name="Table_20_References_20_Contents">Nom :</text:p>
          </table:table-cell>
          <table:table-cell table:style-name="Table9.B2" office:value-type="string">
            <text:p text:style-name="P23">$$customerCompany$$</text:p>
          </table:table-cell>
          <table:table-cell table:style-name="Table9.C2" office:value-type="string" table:protected="true">
            <text:p text:style-name="Table_20_References_20_Contents"><text:span text:style-name="T2">Responsable</text:span> :</text:p>
          </table:table-cell>
          <table:table-cell table:style-name="Table9.D2" office:value-type="string">
            <text:p text:style-name="P23">$$companyResponsible$$</text:p>
          </table:table-cell>
        </table:table-row>
        <table:table-row>
          <table:table-cell table:style-name="Table9.A3" office:value-type="string" table:protected="true">
            <text:p text:style-name="Table_20_References_20_Contents">Contact :</text:p>
          </table:table-cell>
          <table:table-cell table:style-name="Table9.B3" office:value-type="string">
            <text:p text:style-name="P23">$$customerContact$$</text:p>
          </table:table-cell>
          <table:table-cell table:style-name="Table9.C3" office:value-type="string" table:protected="true">
            <text:p text:style-name="Table_20_References_20_Contents">Intervenant :</text:p>
          </table:table-cell>
          <table:table-cell table:style-name="Table9.D3" office:value-type="string">
            <text:p text:style-name="P23">$$companyConsultant$$</text:p>
          </table:table-cell>
        </table:table-row>
        <table:table-row table:style-name="Table9.4">
          <table:table-cell table:style-name="Table9.A4" office:value-type="string" table:protected="true">
            <text:p text:style-name="Table_20_References_20_Contents">Adresse :</text:p>
          </table:table-cell>
          <table:table-cell table:style-name="Table9.B4" office:value-type="string">
            <text:p text:style-name="P23">$$customerAddress1$$</text:p>
            <text:p text:style-name="P24">$$customerAddress2$$</text:p>
          </table:table-cell>
          <table:table-cell table:style-name="Table9.C4" office:value-type="string" table:protected="true">
            <text:p text:style-name="Table_20_References_20_Contents">Signature :</text:p>
          </table:table-cell>
          <table:table-cell table:style-name="Table9.D4" office:value-type="string">
            <text:p text:style-name="Table_20_References_20_Contents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5">Référence du projet</text:p>
          </table:table-cell>
          <table:table-cell table:style-name="Table6.B1" office:value-type="string">
            <text:p text:style-name="P22"><text:user-field-input text:name="Project_Code" text:description="Code projet">$$activityProject$$</text:user-field-input></text:p>
          </table:table-cell>
          <table:table-cell table:style-name="Table6.C1" office:value-type="string">
            <text:p text:style-name="P20">Date du document</text:p>
          </table:table-cell>
          <table:table-cell table:style-name="Table6.D1" office:value-type="string">
            <text:p text:style-name="P21"><text:user-field-input text:name="Version_Date" text:description="Date du document">$$activityDate$$</text:user-field-input></text:p>
          </table:table-cell>
        </table:table-row>
        <table:table-row table:style-name="Table6.1">
          <table:table-cell table:style-name="Table6.A2" office:value-type="string">
            <text:p text:style-name="P19">Bon de Comande</text:p>
          </table:table-cell>
          <table:table-cell table:style-name="Table6.B2" table:number-columns-spanned="3" office:value-type="string">
            <text:p text:style-name="P18">CA114850</text:p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5">Intitulé de la prestation</text:p>
          </table:table-cell>
          <table:table-cell table:style-name="Table6.B2" table:number-columns-spanned="3" office:value-type="string">
            <text:p text:style-name="P16"><text:user-field-input text:name="Object_Name" text:description="Intitulé de la prestation">$$activityLabel$$</text:user-field-input></text:p>
          </table:table-cell>
          <table:covered-table-cell/>
          <table:covered-table-cell/>
        </table:table-row>
        <table:table-row table:style-name="Table6.1">
          <table:table-cell table:style-name="Table6.A4" office:value-type="string">
            <text:p text:style-name="P15">Nature de la mission</text:p>
          </table:table-cell>
          <table:table-cell table:style-name="Table6.B4" table:number-columns-spanned="3" office:value-type="string">
            <text:p text:style-name="P17">$$activityDescription$$</text:p>
          </table:table-cell>
          <table:covered-table-cell/>
          <table:covered-table-cell/>
        </table:table-row>
      </table:table>
      <text:p text:style-name="Standard"/>
      <text:section text:style-name="Sect1" text:name="Section1">
        <table:table table:name="Table5" table:style-name="Table5">
          <table:table-column table:style-name="Table5.A"/>
          <table:table-header-rows>
            <table:table-row table:style-name="Table5.1">
              <table:table-cell table:style-name="Table5.A1" office:value-type="string">
                <text:p text:style-name="P12"><text:span text:style-name="T1">$$activityMonth$$</text:span> <text:span text:style-name="T1">$$activityYear$$</text:span> – Semaine <text:span text:style-name="T1">$$activityWeek$$</text:span></text:p>
              </table:table-cell>
            </table:table-row>
          </table:table-header-rows>
        </table:table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header-rows>
            <table:table-row table:style-name="Tableau2.1">
              <table:table-cell table:style-name="Tableau2.A1" office:value-type="string">
                <text:p text:style-name="P9">Jour</text:p>
              </table:table-cell>
              <table:table-cell table:style-name="Tableau2.B1" office:value-type="string">
                <text:p text:style-name="P9">½</text:p>
              </table:table-cell>
              <table:table-cell table:style-name="Tableau2.C1" office:value-type="string">
                <text:p text:style-name="P9">Activité</text:p>
              </table:table-cell>
            </table:table-row>
          </table:table-header-rows>
          <table:table-row table:style-name="Tableau2.2">
            <table:table-cell table:style-name="Tableau2.A2" table:number-rows-spanned="2" office:value-type="string">
              <text:p text:style-name="P8">$$day1$$</text:p>
            </table:table-cell>
            <table:table-cell table:style-name="Tableau2.B2" office:value-type="string">
              <text:p text:style-name="Standard"/>
            </table:table-cell>
            <table:table-cell table:style-name="Tableau2.C3" table:number-rows-spanned="2" office:value-type="string">
              <text:p text:style-name="P11"/>
            </table:table-cell>
          </table:table-row>
          <table:table-row table:style-name="Tableau2.3">
            <table:covered-table-cell/>
            <table:table-cell table:style-name="Tableau2.B3" office:value-type="string">
              <text:p text:style-name="Standard"/>
            </table:table-cell>
            <table:covered-table-cell/>
          </table:table-row>
          <table:table-row table:style-name="Tableau2.4">
            <table:table-cell table:style-name="Tableau2.A2" table:number-rows-spanned="2" office:value-type="string">
              <text:p text:style-name="P8">$$day2$$</text:p>
            </table:table-cell>
            <table:table-cell table:style-name="Tableau2.B4" office:value-type="string">
              <text:p text:style-name="Standard"/>
            </table:table-cell>
            <table:table-cell table:style-name="Tableau2.C5" table:number-rows-spanned="2" office:value-type="string">
              <text:p text:style-name="P11"/>
            </table:table-cell>
          </table:table-row>
          <table:table-row table:style-name="Tableau2.5">
            <table:covered-table-cell/>
            <table:table-cell table:style-name="Tableau2.B5" office:value-type="string">
              <text:p text:style-name="Standard"/>
            </table:table-cell>
            <table:covered-table-cell/>
          </table:table-row>
          <table:table-row table:style-name="Tableau2.6">
            <table:table-cell table:style-name="Tableau2.A6" table:number-rows-spanned="2" office:value-type="string">
              <text:p text:style-name="P13">$$day3$$</text:p>
            </table:table-cell>
            <table:table-cell table:style-name="Tableau2.B6" office:value-type="string">
              <text:p text:style-name="Standard"/>
            </table:table-cell>
            <table:table-cell table:style-name="Tableau2.C7" table:number-rows-spanned="2" office:value-type="string">
              <text:p text:style-name="P10"/>
              <text:p text:style-name="P11"/>
            </table:table-cell>
          </table:table-row>
          <table:table-row table:style-name="Tableau2.7">
            <table:covered-table-cell/>
            <table:table-cell table:style-name="Tableau2.B7" office:value-type="string">
              <text:p text:style-name="Standard"/>
            </table:table-cell>
            <table:covered-table-cell/>
          </table:table-row>
          <table:table-row table:style-name="Tableau2.8">
            <table:table-cell table:style-name="Tableau2.A6" table:number-rows-spanned="2" office:value-type="string">
              <text:p text:style-name="P13">$$day4$$</text:p>
            </table:table-cell>
            <table:table-cell table:style-name="Tableau2.B8" office:value-type="string">
              <text:p text:style-name="Standard"/>
            </table:table-cell>
            <table:table-cell table:style-name="Tableau2.C9" table:number-rows-spanned="2" office:value-type="string">
              <text:p text:style-name="P11"/>
            </table:table-cell>
          </table:table-row>
          <table:table-row table:style-name="Tableau2.9">
            <table:covered-table-cell/>
            <table:table-cell table:style-name="Tableau2.B8" office:value-type="string">
              <text:p text:style-name="Standard"/>
            </table:table-cell>
            <table:covered-table-cell/>
          </table:table-row>
          <table:table-row table:style-name="Tableau2.10">
            <table:table-cell table:style-name="Tableau2.A6" table:number-rows-spanned="2" office:value-type="string">
              <text:p text:style-name="P13">$$day5$$</text:p>
            </table:table-cell>
            <table:table-cell table:style-name="Tableau2.B10" office:value-type="string">
              <text:p text:style-name="Standard"/>
            </table:table-cell>
            <table:table-cell table:style-name="Tableau2.C11" table:number-rows-spanned="2" office:value-type="string">
              <text:p text:style-name="P11"/>
            </table:table-cell>
          </table:table-row>
          <table:table-row table:style-name="Tableau2.11">
            <table:covered-table-cell/>
            <table:table-cell table:style-name="Tableau2.B11" office:value-type="string">
              <text:p text:style-name="Standard"/>
            </table:table-cell>
            <table:covered-table-cell/>
          </table:table-row>
        </table:table>
        <text:p text:style-name="P25"/>
        <table:table table:name="Tableau1" table:style-name="Tableau1">
          <table:table-column table:style-name="Tableau1.A"/>
          <table:table-column table:style-name="Tableau1.B"/>
          <table:table-header-rows>
            <table:table-row table:style-name="Tableau1.1">
              <table:table-cell table:style-name="Tableau1.A1" office:value-type="string">
                <text:p text:style-name="P7">Total projet</text:p>
              </table:table-cell>
              <table:table-cell table:style-name="Tableau1.B1" office:value-type="string">
                <text:p text:style-name="P14">$$activityTotal$$</text:p>
              </table:table-cell>
            </table:table-row>
          </table:table-header-rows>
        </table:table>
        <text:p text:style-name="P25"/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p text:style-name="P6">Cachet et signature du client</text:p>
              <text:p text:style-name="P6"/>
              <text:p text:style-name="P6"/>
              <text:p text:style-name="P6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Verdana" fo:font-family="Verdana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style:shadow="none" fo:keep-with-next="always"/>
      <style:text-properties style:use-window-font-color="true" style:font-name="Verdana" fo:font-family="Verdana" style:font-style-name="Norm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99ccff"/>
      <style:paragraph-properties fo:margin-top="0.3cm" fo:margin-bottom="0cm" loext:contextual-spacing="false" fo:line-height="110%" fo:orphans="2" fo:widows="2" fo:hyphenation-ladder-count="3" style:page-number="auto" fo:background-color="transparent" style:shadow="none">
        <style:tab-stops/>
      </style:paragraph-properties>
      <style:text-properties fo:hyphenate="true" fo:hyphenation-remain-char-count="3" fo:hyphenation-push-char-count="3"/>
    </style:style>
    <style:style style:name="List" style:family="paragraph" style:parent-style-name="Text_20_body" style:class="list">
      <style:paragraph-properties fo:margin-top="0.199cm" fo:margin-bottom="0cm" loext:contextual-spacing="false"/>
      <style:text-properties style:font-name="Verdana" fo:font-family="Verdana" style:font-style-name="Normal" style:font-family-generic="swiss" style:font-pitch="variable" style:font-name-complex="Tahoma1" style:font-family-complex="Tahoma"/>
    </style:style>
    <style:style style:name="Caption" style:family="paragraph" style:parent-style-name="Standard" style:class="extra">
      <style:paragraph-properties fo:margin-top="0.3cm" fo:margin-bottom="0.199cm" loext:contextual-spacing="false" fo:text-align="center" style:justify-single-word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loext:contextual-spacing="false" fo:text-align="start" style:justify-single-word="false" fo:orphans="2" fo:widows="2" style:page-number="auto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none" draw:fill-color="#99ccff"/>
      <style:paragraph-properties fo:margin-top="0.049cm" fo:margin-bottom="0.049cm" loext:contextual-spacing="false" fo:text-align="start" style:justify-single-word="false" fo:keep-together="always" style:page-number="auto" fo:background-color="transparent" text:number-lines="false" text:line-number="0"/>
      <style:text-properties fo:font-weight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top="0.6cm" fo:margin-bottom="0.199cm" loext:contextual-spacing="false" style:page-number="auto" fo:break-before="auto" fo:break-after="auto" fo:background-color="transparent" style:shadow="none"/>
      <style:text-properties fo:color="#c00d2d" fo:font-size="15pt" fo:text-shadow="none" fo:font-weight="bold" style:font-size-asian="115%" style:font-weight-asian="bold" style:font-size-complex="115%" style:font-weight-complex="bold" style:font-relief="embossed"/>
    </style:style>
    <style:style style:name="Index_20_Heading" style:display-name="Index Heading" style:family="paragraph" style:parent-style-name="Heading_20_1" style:default-outline-level="" style:list-style-name="" style:class="index" style:master-page-name="">
      <style:paragraph-properties fo:margin-left="0cm" fo:margin-right="0cm" fo:margin-top="0.199cm" fo:margin-bottom="0.199cm" loext:contextual-spacing="false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499cm" fo:margin-bottom="0.101cm" loext:contextual-spacing="false" fo:background-color="transparent" fo:padding="0cm" fo:border="none" style:shadow="none"/>
      <style:text-properties fo:color="#8f0a2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99ccff"/>
      <style:paragraph-properties fo:margin-top="0.499cm" fo:margin-bottom="0.101cm" loext:contextual-spacing="false" fo:background-color="transparent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cm" fo:margin-bottom="0cm" loext:contextual-spacing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3cm" fo:margin-bottom="0cm" loext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3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margin-top="0.15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fo:font-style="normal" fo:font-weight="bold"/>
    </style:style>
    <style:style style:name="Contents_20_3" style:display-name="Contents 3" style:family="paragraph" style:parent-style-name="Index" style:class="index">
      <style:paragraph-properties fo:margin-left="2.3cm" fo:margin-right="0cm" fo:margin-top="0.101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fo:font-weight="normal"/>
    </style:style>
    <style:style style:name="Contents_20_4" style:display-name="Contents 4" style:family="paragraph" style:parent-style-name="Index" style:class="index">
      <style:paragraph-properties fo:margin-left="3.9cm" fo:margin-right="0cm" fo:margin-top="0.049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pt" fo:font-style="normal" fo:font-weight="normal"/>
    </style:style>
    <style:style style:name="Contents_20_5" style:display-name="Contents 5" style:family="paragraph" style:parent-style-name="Index" style:class="index">
      <style:paragraph-properties fo:margin-left="5.8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9pt" fo:font-weight="normal"/>
    </style:style>
    <style:style style:name="Contents_20_6" style:display-name="Contents 6" style:family="paragraph" style:parent-style-name="Index" style:class="index">
      <style:paragraph-properties fo:margin-left="5.8cm" fo:margin-right="0cm" fo:margin-top="0cm" fo:margin-bottom="0cm" loext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9pt"/>
    </style:style>
    <style:style style:name="Contents_20_7" style:display-name="Contents 7" style:family="paragraph" style:parent-style-name="Index" style:class="index">
      <style:paragraph-properties fo:margin-left="5.8cm" fo:margin-right="0cm" fo:margin-top="0cm" fo:margin-bottom="0cm" loext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9pt"/>
    </style:style>
    <style:style style:name="Contents_20_8" style:display-name="Contents 8" style:family="paragraph" style:parent-style-name="Index" style:class="index">
      <style:paragraph-properties fo:margin-left="5.8cm" fo:margin-right="0cm" fo:margin-top="0cm" fo:margin-bottom="0cm" loext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9pt"/>
    </style:style>
    <style:style style:name="Contents_20_9" style:display-name="Contents 9" style:family="paragraph" style:parent-style-name="Index" style:class="index">
      <style:paragraph-properties fo:margin-left="5.8cm" fo:margin-right="0cm" fo:margin-top="0cm" fo:margin-bottom="0cm" loext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9pt"/>
    </style:style>
    <style:style style:name="Contents_20_10" style:display-name="Contents 10" style:family="paragraph" style:parent-style-name="Index" style:class="index">
      <style:paragraph-properties fo:margin-left="5.8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font-size="9pt"/>
    </style:style>
    <style:style style:name="Title" style:family="paragraph" style:parent-style-name="Heading" style:next-style-name="Subtitle" style:class="chapter">
      <style:paragraph-properties fo:margin-left="0.75cm" fo:margin-right="0.75cm" fo:margin-top="0.199cm" fo:margin-bottom="0.101cm" loext:contextual-spacing="false" fo:text-align="center" style:justify-single-word="false" fo:text-indent="0cm" style:auto-text-indent="false"/>
      <style:text-properties fo:color="#c00d2d" fo:font-size="20pt" fo:text-shadow="none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 style:master-page-name="">
      <style:paragraph-properties fo:margin-left="1cm" fo:margin-right="1cm" fo:margin-top="0.199cm" fo:margin-bottom="0.101cm" loext:contextual-spacing="false" fo:text-align="center" style:justify-single-word="false" fo:text-indent="0cm" style:auto-text-indent="false" style:page-number="auto"/>
      <style:text-properties fo:color="#c00d2d" fo:font-size="14pt" fo:font-style="normal" fo:font-weight="bold" style:font-size-asian="14pt" style:font-style-asian="italic" style:font-size-complex="14pt" style:font-style-complex="italic"/>
    </style:style>
    <style:style style:name="Title_20_Header" style:display-name="Title Header" style:family="paragraph" style:parent-style-name="Header" style:next-style-name="Subtitle_20_Header">
      <style:paragraph-properties fo:margin-top="0.801cm" fo:margin-bottom="0cm" loext:contextual-spacing="false" fo:text-align="center" style:justify-single-word="false"/>
      <style:text-properties fo:text-transform="uppercase" fo:font-size="12pt" fo:font-weight="bold"/>
    </style:style>
    <style:style style:name="Subtitle_20_Header" style:display-name="Subtitle Header" style:family="paragraph" style:parent-style-name="Header" style:next-style-name="Header">
      <style:paragraph-properties fo:text-align="center" style:justify-single-word="false"/>
      <style:text-properties fo:font-size="9pt" fo:font-weight="normal"/>
    </style:style>
    <style:style style:name="Code" style:family="paragraph" style:parent-style-name="Text_20_body">
      <style:paragraph-properties fo:margin-top="0cm" fo:margin-bottom="0cm" loext:contextual-spacing="false" fo:line-height="120%" fo:text-align="start" style:justify-single-word="false"/>
      <style:text-properties style:font-name="Courier New" fo:font-family="'Courier New'" style:font-style-name="Normal" style:font-family-generic="modern" style:font-pitch="fixed" fo:font-size="9pt" fo:language="zxx" fo:country="none"/>
    </style:style>
    <style:style style:name="Code_20_Terminal" style:display-name="Code Terminal" style:family="paragraph" style:parent-style-name="Code">
      <loext:graphic-properties draw:fill="solid" draw:fill-color="#e6e6e6" draw:opacity="100%"/>
      <style:paragraph-properties fo:background-color="#e6e6e6" fo:padding="0.15cm" fo:border-left="4pt solid #808080" fo:border-right="0.51pt solid #808080" fo:border-top="0.51pt solid #808080" fo:border-bottom="0.51pt solid #808080" style:shadow="none"/>
    </style:style>
    <style:style style:name="Code_20_File" style:display-name="Code File" style:family="paragraph" style:parent-style-name="Code">
      <loext:graphic-properties draw:fill="solid" draw:fill-color="#e6e6e6" draw:opacity="100%"/>
      <style:paragraph-properties fo:background-color="#e6e6e6" fo:padding="0.15cm" fo:border="0.99pt solid #000000" style:shadow="none"/>
    </style:style>
    <style:style style:name="List_20_5" style:display-name="List 5" style:family="paragraph" style:parent-style-name="List" style:list-style-name="List_20_5" style:class="list">
      <style:paragraph-properties fo:margin-left="0.85cm" fo:margin-right="0cm" fo:margin-top="0cm" fo:margin-bottom="0cm" loext:contextual-spacing="false" fo:text-indent="0cm" style:auto-text-indent="false"/>
    </style:style>
    <style:style style:name="List_20_5_20_Cont." style:display-name="List 5 Cont.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lis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lis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Contents" style:display-name="List Contents" style:family="paragraph" style:parent-style-name="Text_20_body" style:list-style-name="List_20_fr" style:class="html">
      <style:paragraph-properties fo:margin-left="0cm" fo:margin-right="0cm" fo:margin-top="0.199cm" fo:margin-bottom="0cm" loext:contextual-spacing="false" fo:text-indent="0cm" style:auto-text-indent="false"/>
    </style:style>
    <style:style style:name="List_20_Heading" style:display-name="List Heading" style:family="paragraph" style:parent-style-name="Text_20_body" style:next-style-name="List_20_fr" style:class="html" style:master-page-name="">
      <style:paragraph-properties style:page-number="auto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List_20_4_20_Cont." style:display-name="List 4 Cont.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list-style-name="List_20_2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85cm" fo:margin-right="0cm" fo:margin-top="0cm" fo:margin-bottom="0cm" loext:contextual-spacing="false" fo:text-indent="0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85cm" fo:margin-right="0cm" fo:margin-top="0cm" fo:margin-bottom="0cm" loext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cm" fo:margin-right="0cm" fo:margin-top="0cm" fo:margin-bottom="0cm" loext:contextual-spacing="false" fo:text-indent="0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0.75cm" fo:margin-right="0cm" fo:margin-top="0cm" fo:margin-bottom="0cm" loext:contextual-spacing="false" fo:text-indent="0cm" style:auto-text-indent="false"/>
    </style:style>
    <style:style style:name="List_20_1_20_Start" style:display-name="List 1 Start" style:family="paragraph" style:parent-style-name="List" style:lis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lis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/>
    <style:style style:name="Numbering_20_1_20_Cont." style:display-name="Numbering 1 Cont." style:family="paragraph" style:parent-style-name="List" style:list-style-name="Numbering_20_1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lis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lis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list-style-name="Numbering_20_2" style:class="list"/>
    <style:style style:name="Numbering_20_3" style:display-name="Numbering 3" style:family="paragraph" style:parent-style-name="List" style:list-style-name="Numbering_20_3" style:class="list"/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4" style:display-name="Numbering 4" style:family="paragraph" style:parent-style-name="List" style:list-style-name="Numbering_20_4" style:class="list"/>
    <style:style style:name="Numbering_20_5" style:display-name="Numbering 5" style:family="paragraph" style:parent-style-name="List" style:list-style-name="Numbering_20_5" style:class="list"/>
    <style:style style:name="List_20_2_20_End" style:display-name="List 2 End" style:family="paragraph" style:parent-style-name="List" style:lis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lis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lis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lis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lis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lis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list-style-name="Numbering_20_2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lis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lis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lis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lis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lis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lis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lis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lis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fr" style:display-name="List fr" style:family="paragraph" style:parent-style-name="List" style:list-style-name="List_20_fr">
      <style:text-properties style:font-name="Verdana" fo:font-family="Verdana" style:font-style-name="Normal" style:font-family-generic="swiss" style:font-pitch="variable"/>
    </style:style>
    <style:style style:name="Numbering_20_fr" style:display-name="Numbering fr" style:family="paragraph" style:parent-style-name="List" style:list-style-name="Numbering_20_fr">
      <style:text-properties style:font-name="Verdana" fo:font-family="Verdana" style:font-style-name="Normal" style:font-family-generic="swiss" style:font-pitch="variable"/>
    </style:style>
    <style:style style:name="Code_20_Heading" style:display-name="Code Heading" style:family="paragraph" style:parent-style-name="Text_20_body" style:next-style-name="Code_20_Terminal" style:master-page-name="">
      <style:paragraph-properties fo:margin-top="0.3cm" fo:margin-bottom="0.101cm" loext:contextual-spacing="false" style:page-number="auto" fo:keep-with-next="always"/>
    </style:style>
    <style:style style:name="Remark" style:family="paragraph" style:parent-style-name="Text_20_body">
      <loext:graphic-properties draw:fill="solid" draw:fill-color="#ffffcc" draw:opacity="100%"/>
      <style:paragraph-properties fo:background-color="#ffffcc" fo:padding="0.049cm" fo:border="0.51pt solid #000000"/>
    </style:style>
    <style:style style:name="Warning" style:family="paragraph" style:parent-style-name="Text_20_body">
      <loext:graphic-properties draw:fill="solid" draw:fill-color="#fccfd7" draw:opacity="100%"/>
      <style:paragraph-properties fo:line-height="110%" fo:background-color="#fccfd7" fo:padding="0.049cm" fo:border="0.99pt solid #c00d2d" style:shadow="none"/>
      <style:text-properties style:use-window-font-color="true"/>
    </style:style>
    <style:style style:name="Table" style:family="paragraph" style:parent-style-name="Caption" style:class="extra"/>
    <style:style style:name="Heading_20_1_2a_" style:display-name="Heading 1*" style:family="paragraph" style:parent-style-name="Heading_20_1" style:next-style-name="Text_20_body" style:default-outline-level="" style:list-style-name="">
      <style:paragraph-properties fo:margin-top="0.199cm" fo:margin-bottom="0cm" loext:contextual-spacing="false"/>
    </style:style>
    <style:style style:name="Heading_20_2_2a_" style:display-name="Heading 2*" style:family="paragraph" style:parent-style-name="Heading_20_2" style:next-style-name="Text_20_body" style:default-outline-level="" style:list-style-name="">
      <loext:graphic-properties draw:fill="none" draw:fill-color="#99ccff"/>
      <style:paragraph-properties fo:margin-top="0.6cm" fo:margin-bottom="0cm" loext:contextual-spacing="false" fo:background-color="transparent" fo:padding="0cm" fo:border="none"/>
      <style:text-properties fo:font-size="13pt"/>
    </style:style>
    <style:style style:name="Part_20_Heading" style:display-name="Part Heading" style:family="paragraph" style:parent-style-name="Heading" style:next-style-name="Part_20_Summary" style:master-page-name="Part_20_Cover">
      <style:paragraph-properties fo:margin-left="1cm" fo:margin-right="1cm" fo:margin-top="7.001cm" fo:margin-bottom="1cm" loext:contextual-spacing="false" fo:line-height="125%" fo:text-align="center" style:justify-single-word="false" fo:text-indent="0cm" style:auto-text-indent="false" style:page-number="auto" fo:break-before="page"/>
      <style:text-properties fo:font-variant="normal" fo:text-transform="none" fo:color="#c00d2d" fo:font-size="24pt" fo:font-weight="bold" style:font-relief="embossed"/>
    </style:style>
    <style:style style:name="Part_20_Summary" style:display-name="Part Summary" style:family="paragraph" style:parent-style-name="Text_20_body" style:next-style-name="Text_20_body">
      <style:paragraph-properties fo:margin-left="1cm" fo:margin-right="1cm" fo:margin-top="7.001cm" fo:margin-bottom="0cm" loext:contextual-spacing="false" fo:text-indent="0cm" style:auto-text-indent="false" fo:padding="0.15cm" fo:border="0.99pt solid #000000" style:shadow="#e6e6e6 0.049cm 0.049cm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  <style:text-properties fo:font-size="9pt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/>
      <style:text-properties fo:font-size="9pt"/>
    </style:style>
    <style:style style:name="Index_20_Separator" style:display-name="Index Separator" style:family="paragraph" style:parent-style-name="Index" style:class="index" style:master-page-name="">
      <style:paragraph-properties fo:margin-left="0cm" fo:margin-right="0cm" fo:margin-top="0.3cm" fo:margin-bottom="0cm" loext:contextual-spacing="false" fo:text-indent="0cm" style:auto-text-indent="false" style:page-number="auto" fo:keep-with-next="always"/>
      <style:text-properties fo:font-size="11pt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References_20_Contents" style:display-name="Table References Contents" style:family="paragraph" style:parent-style-name="Standard" style:master-page-name="">
      <style:paragraph-properties fo:margin-top="0cm" fo:margin-bottom="0cm" loext:contextual-spacing="false" fo:text-align="start" style:justify-single-word="false" fo:orphans="2" fo:widows="2" style:page-number="auto"/>
    </style:style>
    <style:style style:name="Table_20_References_20_Heading" style:display-name="Table References Heading" style:family="paragraph" style:parent-style-name="Table_20_References_20_Contents" style:master-page-name="">
      <style:paragraph-properties fo:text-align="center" style:justify-single-word="false" fo:keep-together="always" fo:orphans="0" fo:widows="0" style:page-number="auto"/>
      <style:text-properties fo:font-variant="normal" fo:text-transform="none" fo:color="#c00d2d" style:text-outline="false" fo:text-shadow="none" fo:font-weight="bold" style:font-relief="embossed"/>
    </style:style>
    <style:style style:name="Project_20_Footer" style:display-name="Project Footer" style:family="paragraph" style:parent-style-name="Footer" style:next-style-name="Footer">
      <style:paragraph-properties fo:text-align="center" style:justify-single-word="false"/>
    </style:style>
    <style:style style:name="License_20_Footer" style:display-name="License Footer" style:family="paragraph" style:parent-style-name="Footer" style:next-style-name="Footer">
      <style:paragraph-properties fo:text-align="start" style:justify-single-word="false"/>
    </style:style>
    <style:style style:name="Address_20_Cover" style:display-name="Address Cover" style:family="paragraph" style:parent-style-name="Header">
      <style:paragraph-properties fo:text-align="start" style:justify-single-word="false"/>
      <style:text-properties fo:font-size="12pt"/>
    </style:style>
    <style:style style:name="URL_20_Cover" style:display-name="URL Cover" style:family="paragraph" style:parent-style-name="Footer" style:next-style-name="Footer">
      <style:paragraph-properties fo:margin-top="0.4cm" fo:margin-bottom="0cm" loext:contextual-spacing="false" fo:text-align="center" style:justify-single-word="false"/>
      <style:text-properties style:font-name="Courier New1" fo:font-family="'Courier New'" style:font-style-name="Gras" style:font-family-generic="modern" style:font-pitch="fixed" fo:font-size="11pt" fo:language="zxx" fo:country="none" fo:font-weight="bold"/>
    </style:style>
    <style:style style:name="Phone_20_Cover" style:display-name="Phone Cover" style:family="paragraph" style:parent-style-name="Header" style:next-style-name="Header">
      <style:paragraph-properties fo:margin-top="0.199cm" fo:margin-bottom="0cm" loext:contextual-spacing="false" fo:text-align="start" style:justify-single-word="false"/>
      <style:text-properties fo:font-size="11pt" fo:language="zxx" fo:country="none"/>
    </style:style>
    <style:style style:name="License_20_Cover" style:display-name="License Cover" style:family="paragraph" style:parent-style-name="Footer">
      <style:paragraph-properties fo:text-align="end" style:justify-single-word="false"/>
      <style:text-properties fo:font-size="11pt" fo:font-weight="bold"/>
    </style:style>
    <style:style style:name="Project_20_Cover" style:display-name="Project Cover" style:family="paragraph" style:parent-style-name="Footer" style:next-style-name="Footer">
      <style:paragraph-properties fo:margin-top="0cm" fo:margin-bottom="0cm" loext:contextual-spacing="false" fo:text-align="end" style:justify-single-word="false"/>
      <style:text-properties fo:font-size="10pt" fo:font-weight="bold"/>
    </style:style>
    <style:style style:name="CompanyID_20_Cover" style:display-name="CompanyID Cover" style:family="paragraph" style:parent-style-name="Footer" style:next-style-name="Footer">
      <style:paragraph-properties fo:margin-top="0.3cm" fo:margin-bottom="0.019cm" loext:contextual-spacing="false" fo:text-align="start" style:justify-single-word="false"/>
      <style:text-properties fo:font-size="8pt" fo:font-weight="bold"/>
    </style:style>
    <style:style style:name="Illustration" style:family="paragraph" style:parent-style-name="Caption" style:class="extra"/>
    <style:style style:name="File_20_name_20_Cover" style:display-name="File name Cover" style:family="paragraph" style:parent-style-name="Text_20_body" style:next-style-name="Text_20_body">
      <style:paragraph-properties fo:margin-left="3.3cm" fo:margin-right="0cm" fo:margin-top="0.3cm" fo:margin-bottom="0.101cm" loext:contextual-spacing="false" fo:text-align="start" style:justify-single-word="false" fo:text-indent="-3.3cm" style:auto-text-indent="false">
        <style:tab-stops/>
      </style:paragraph-properties>
      <style:text-properties fo:font-size="11pt"/>
    </style:style>
    <style:style style:name="Date_20_Cover" style:display-name="Date Cover" style:family="paragraph" style:parent-style-name="Text_20_body" style:next-style-name="Text_20_body" style:master-page-name="">
      <style:paragraph-properties fo:margin-top="2.499cm" fo:margin-bottom="0.101cm" loext:contextual-spacing="false" fo:text-align="end" style:justify-single-word="false" style:page-number="auto"/>
      <style:text-properties fo:font-size="11pt"/>
    </style:style>
    <style:style style:name="Version_20_Cover" style:display-name="Version Cover" style:family="paragraph" style:parent-style-name="Text_20_body" style:next-style-name="Text_20_body" style:master-page-name="">
      <style:paragraph-properties fo:margin-top="2.499cm" fo:margin-bottom="0.101cm" loext:contextual-spacing="false" fo:text-align="start" style:justify-single-word="false" style:page-number="auto"/>
      <style:text-properties fo:font-size="11pt"/>
    </style:style>
    <style:style style:name="SoftwareInfos_20_Cover" style:display-name="SoftwareInfos Cover" style:family="paragraph" style:parent-style-name="Text_20_body" style:next-style-name="Text_20_body" style:master-page-name="">
      <style:paragraph-properties fo:margin-top="0.499cm" fo:margin-bottom="0.101cm" loext:contextual-spacing="false" fo:text-align="center" style:justify-single-word="false" fo:hyphenation-ladder-count="3" style:page-number="auto"/>
      <style:text-properties fo:font-size="9pt" fo:hyphenate="false" fo:hyphenation-remain-char-count="3" fo:hyphenation-push-char-count="3"/>
    </style:style>
    <style:style style:name="Hidden" style:family="paragraph" style:parent-style-name="Text_20_body">
      <style:paragraph-properties fo:margin-top="0.199cm" fo:margin-bottom="0.101cm" loext:contextual-spacing="false"/>
      <style:text-properties fo:color="#dc2300" fo:font-weight="bold" text:display="non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/>
      <style:text-properties fo:font-size="9pt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.199cm" fo:margin-bottom="0cm" loext:contextual-spacing="false" fo:text-indent="0cm" style:auto-text-indent="false"/>
    </style:style>
    <style:style style:name="Example_20_Heading" style:display-name="Example Heading" style:family="paragraph" style:parent-style-name="Text_20_body" style:next-style-name="Example_20_Contents" style:master-page-name="">
      <style:paragraph-properties style:page-number="auto" fo:keep-with-next="always"/>
    </style:style>
    <style:style style:name="Example_20_Contents" style:display-name="Example Contents" style:family="paragraph" style:parent-style-name="Text_20_body_20_indent">
      <style:paragraph-properties fo:margin-top="0.101cm" fo:margin-bottom="0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7cm" style:auto-text-indent="false"/>
    </style:style>
    <style:style style:name="Text_20_body_20_Heading" style:display-name="Text body Heading" style:family="paragraph" style:parent-style-name="Text_20_body" style:next-style-name="Text_20_body_20_indent" style:master-page-name="">
      <style:paragraph-properties style:page-number="auto" fo:keep-with-next="always"/>
    </style:style>
    <style:style style:name="Page_20_number_20_Footer" style:display-name="Page number Footer" style:family="paragraph" style:parent-style-name="Footer" style:next-style-name="Footer">
      <style:paragraph-properties fo:text-align="end" style:justify-single-word="false"/>
    </style:style>
    <style:style style:name="Distribution_20_Cover" style:display-name="Distribution Cover" style:family="paragraph" style:parent-style-name="Footer" style:next-style-name="Footer">
      <style:paragraph-properties fo:text-align="center" style:justify-single-word="false"/>
      <style:text-properties fo:font-weight="bold"/>
    </style:style>
    <style:style style:name="Distribution_20_Footer" style:display-name="Distribution Footer" style:family="paragraph" style:parent-style-name="Footer" style:next-style-name="Footer">
      <style:paragraph-properties fo:text-align="center" style:justify-single-word="false"/>
    </style:style>
    <style:style style:name="Customer_20_Name_20_Cover" style:display-name="Customer Name Cover" style:family="paragraph" style:parent-style-name="Text_20_body">
      <style:paragraph-properties fo:margin-top="0.101cm" fo:margin-bottom="0.101cm" loext:contextual-spacing="false" fo:line-height="120%" fo:text-align="center" style:justify-single-word="false"/>
      <style:text-properties fo:font-size="11pt" fo:font-weight="bold"/>
    </style:style>
    <style:style style:name="Customer_20_Logo_20_Cover" style:display-name="Customer Logo Cover" style:family="paragraph" style:parent-style-name="Text_20_body">
      <style:paragraph-properties fo:margin-top="0cm" fo:margin-bottom="0.199cm" loext:contextual-spacing="false" fo:text-align="center" style:justify-single-word="false"/>
    </style:style>
    <style:style style:name="Customer_20_Top_20_Cover" style:display-name="Customer Top Cover" style:family="paragraph" style:parent-style-name="Text_20_body" style:next-style-name="Text_20_body">
      <style:paragraph-properties fo:margin-top="0cm" fo:margin-bottom="0.499cm" loext:contextual-spacing="false" fo:text-align="center" style:justify-single-word="false"/>
    </style:style>
    <style:style style:name="UID_20_Cover" style:display-name="UID Cover" style:family="paragraph" style:parent-style-name="Text_20_body" style:next-style-name="Text_20_body">
      <style:paragraph-properties fo:margin-left="2.45cm" fo:margin-right="0cm" fo:margin-top="0.3cm" fo:margin-bottom="0.101cm" loext:contextual-spacing="false" fo:text-align="start" style:justify-single-word="false" fo:text-indent="-2.45cm" style:auto-text-indent="false">
        <style:tab-stops/>
      </style:paragraph-properties>
      <style:text-properties fo:font-size="11pt"/>
    </style:style>
    <style:style style:name="Contact_20_Footer" style:display-name="Contact Footer" style:family="paragraph" style:parent-style-name="Footer" style:master-page-name="">
      <style:paragraph-properties fo:text-align="center" style:justify-single-word="false" style:page-number="auto"/>
      <style:text-properties fo:color="#808080" fo:language="zxx" fo:country="none"/>
    </style:style>
    <style:style style:name="Date_20_Contents" style:display-name="Date Contents" style:family="paragraph" style:parent-style-name="Text_20_body" style:next-style-name="Text_20_body" style:master-page-name="">
      <style:paragraph-properties fo:margin-top="0.199cm" fo:margin-bottom="0cm" loext:contextual-spacing="false" style:page-number="auto" fo:keep-with-next="always"/>
      <style:text-properties style:font-name="Arial1" fo:font-family="Arial" style:font-style-name="Normal" style:font-family-generic="swiss" style:font-pitch="variable" fo:font-size="12pt"/>
    </style:style>
    <style:style style:name="User_20_Index_20_6" style:display-name="User Index 6" style:family="paragraph" style:parent-style-name="Index" style:class="index" style:master-page-name="">
      <style:paragraph-properties fo:margin-left="2.496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 style:master-page-name="">
      <style:paragraph-properties fo:margin-left="3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 style:master-page-name="">
      <style:paragraph-properties fo:margin-left="3.5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 style:master-page-name="">
      <style:paragraph-properties fo:margin-left="4.001cm" fo:margin-right="0cm" fo:margin-top="0cm" fo:margin-bottom="0cm" loext:contextual-spacing="false" fo:text-indent="0cm" style:auto-text-indent="false" style:page-number="auto" fo:keep-with-next="always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.199cm" loext:contextual-spacing="false" fo:text-indent="-0.499cm" style:auto-text-indent="false" text:number-lines="false" text:line-number="0"/>
      <style:text-properties fo:font-size="8pt" style:font-size-asian="10pt" style:font-size-complex="10pt"/>
    </style:style>
    <style:style style:name="Table_20_Contents_20_List_20_fr" style:display-name="Table Contents List fr" style:family="paragraph" style:parent-style-name="Table_20_Contents" style:list-style-name="List_20_fr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Absent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style:text-line-through-style="solid" style:text-line-through-type="single" fo:font-size="9pt"/>
    </style:style>
    <style:style style:name="Présent" style:family="paragraph" style:parent-style-name="Table_20_Contents">
      <style:paragraph-properties fo:text-align="center" style:justify-single-word="false" style:shadow="none"/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none"/>
    </style:style>
    <style:style style:name="Visited_20_Internet_20_Link" style:display-name="Visited Internet Link" style:family="text">
      <style:text-properties fo:color="#800000" style:text-underline-style="none"/>
    </style:style>
    <style:style style:name="Numbering_20_Symbols" style:display-name="Numbering Symbols" style:family="text">
      <style:text-properties style:font-name="Verdana" fo:font-family="Verdana" style:font-style-name="Normal" style:font-family-generic="swiss" style:font-pitch="variable" fo:font-size="10pt" fo:language="fr" fo:country="FR" fo:background-color="transparent"/>
    </style:style>
    <style:style style:name="Code_20_in_20_line" style:display-name="Code in line" style:family="text">
      <style:text-properties style:font-name="Courier New1" fo:font-family="'Courier New'" style:font-style-name="Gras" style:font-family-generic="modern" style:font-pitch="fixed" fo:language="zxx" fo:country="none" fo:font-weight="bold"/>
    </style:style>
    <style:style style:name="Bullet_20_Symbols" style:display-name="Bullet Symbols" style:family="text">
      <style:text-properties style:font-name="StarSymbol" fo:font-family="StarSymbol" fo:font-size="10pt" fo:language="fr" fo:country="FR" style:font-name-asian="StarSymbol" style:font-family-asian="StarSymbol" style:font-size-asian="9pt" style:font-name-complex="StarSymbol" style:font-family-complex="StarSymbol" style:font-size-complex="9pt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efinition" style:family="text"/>
    <style:style style:name="English" style:family="text">
      <style:text-properties fo:language="en" fo:country="US"/>
    </style:style>
    <style:style style:name="English_20_Foreign_20_text" style:display-name="English Foreign text" style:family="text" style:parent-style-name="English">
      <style:text-properties fo:font-style="italic"/>
    </style:style>
    <style:style style:name="Code_20_Comment" style:display-name="Code Comment" style:family="text">
      <style:text-properties fo:color="#006b6b" fo:font-style="italic"/>
    </style:style>
    <style:style style:name="Code_20_Variable" style:display-name="Code Variable" style:family="text">
      <style:text-properties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svg:width="2cm" fo:min-height="2cm" text:anchor-type="paragraph" svg:x="0cm" svg:y="0cm" fo:margin-left="0cm" fo:margin-right="0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1.101cm" text:min-label-distance="0.101cm"/>
      </text:outline-level-style>
      <text:outline-level-style text:level="2" style:num-suffix=" " style:num-format="1" text:display-levels="2">
        <style:list-level-properties text:min-label-width="1.499cm" text:min-label-distance="0.25cm"/>
      </text:outline-level-style>
      <text:outline-level-style text:level="3" style:num-suffix=" " style:num-format="1" text:display-levels="3">
        <style:list-level-properties text:min-label-width="2cm" text:min-label-distance="0.25cm"/>
      </text:outline-level-style>
      <text:outline-level-style text:level="4" style:num-suffix=" " style:num-format="1" text:display-levels="4">
        <style:list-level-properties text:min-label-width="2.401cm" text:min-label-distance="0.25cm"/>
      </text:outline-level-style>
      <text:outline-level-style text:level="5" style:num-suffix=" " style:num-format="1" text:display-levels="5">
        <style:list-level-properties text:min-label-distance="0.25cm"/>
      </text:outline-level-style>
      <text:outline-level-style text:level="6" style:num-suffix=" " style:num-format="1" text:display-levels="6">
        <style:list-level-properties text:min-label-distance="0.25cm"/>
      </text:outline-level-style>
      <text:outline-level-style text:level="7" style:num-suffix=" " style:num-format="1" text:display-levels="7">
        <style:list-level-properties text:min-label-distance="0.25cm"/>
      </text:outline-level-style>
      <text:outline-level-style text:level="8" style:num-suffix=" " style:num-format="1" text:display-levels="8">
        <style:list-level-properties text:min-label-distance="0.25cm"/>
      </text:outline-level-style>
      <text:outline-level-style text:level="9" style:num-suffix=" " style:num-format="1" text:display-levels="9">
        <style:list-level-properties text:min-label-distance="0.25cm"/>
      </text:outline-level-style>
      <text:outline-level-style text:level="10" style:num-suffix=" " style:num-format="1" text:display-levels="10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Verdana"/>
      </text:list-level-style-bullet>
      <text:list-level-style-bullet text:level="2" text:style-name="Bullet_20_Symbols" text:bullet-char="▪">
        <style:list-level-properties text:space-before="0.45cm" text:min-label-width="0.4cm"/>
        <style:text-properties style:font-name="Verdana"/>
      </text:list-level-style-bullet>
      <text:list-level-style-bullet text:level="3" text:style-name="Bullet_20_Symbols" text:bullet-char="▫">
        <style:list-level-properties text:space-before="0.9cm" text:min-label-width="0.4cm"/>
        <style:text-properties style:font-name="Verdana"/>
      </text:list-level-style-bullet>
      <text:list-level-style-bullet text:level="4" text:style-name="Bullet_20_Symbols" text:bullet-char="▪">
        <style:list-level-properties text:space-before="1.35cm" text:min-label-width="0.4cm"/>
        <style:text-properties style:font-name="Verdana"/>
      </text:list-level-style-bullet>
      <text:list-level-style-bullet text:level="5" text:style-name="Bullet_20_Symbols" text:bullet-char="▫">
        <style:list-level-properties text:space-before="1.8cm" text:min-label-width="0.4cm"/>
        <style:text-properties style:font-name="Verdana"/>
      </text:list-level-style-bullet>
      <text:list-level-style-bullet text:level="6" text:style-name="Bullet_20_Symbols" text:bullet-char="▪">
        <style:list-level-properties text:space-before="2.251cm" text:min-label-width="0.4cm"/>
        <style:text-properties style:font-name="Verdana"/>
      </text:list-level-style-bullet>
      <text:list-level-style-bullet text:level="7" text:style-name="Bullet_20_Symbols" text:bullet-char="▫">
        <style:list-level-properties text:space-before="2.701cm" text:min-label-width="0.4cm"/>
        <style:text-properties style:font-name="Verdana"/>
      </text:list-level-style-bullet>
      <text:list-level-style-bullet text:level="8" text:style-name="Bullet_20_Symbols" text:bullet-char="▪">
        <style:list-level-properties text:space-before="3.151cm" text:min-label-width="0.4cm"/>
        <style:text-properties style:font-name="Verdana"/>
      </text:list-level-style-bullet>
      <text:list-level-style-bullet text:level="9" text:style-name="Bullet_20_Symbols" text:bullet-char="▫">
        <style:list-level-properties text:space-before="3.601cm" text:min-label-width="0.4cm"/>
        <style:text-properties style:font-name="Verdana"/>
      </text:list-level-style-bullet>
      <text:list-level-style-bullet text:level="10" text:style-name="Bullet_20_Symbols" text:bullet-char="▪">
        <style:list-level-properties text:space-before="4.05cm" text:min-label-width="0.4cm"/>
        <style:text-properties style:font-name="Verdan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4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4cm"/>
        <style:text-properties style:font-name="StarSymbol"/>
      </text:list-level-style-bullet>
      <text:list-level-style-bullet text:level="4" text:style-name="Numbering_20_Symbols" text:bullet-char="–">
        <style:list-level-properties text:space-before="0.9cm" text:min-label-width="0.4cm"/>
        <style:text-properties style:font-name="StarSymbol"/>
      </text:list-level-style-bullet>
      <text:list-level-style-bullet text:level="5" text:style-name="Numbering_20_Symbols" text:bullet-char="–">
        <style:list-level-properties text:space-before="1.2cm" text:min-label-width="0.4cm"/>
        <style:text-properties style:font-name="StarSymbol"/>
      </text:list-level-style-bullet>
      <text:list-level-style-bullet text:level="6" text:style-name="Numbering_20_Symbols" text:bullet-char="–">
        <style:list-level-properties text:space-before="1.5cm" text:min-label-width="0.4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4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4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4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499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99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99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99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99cm"/>
        <style:text-properties style:font-name="StarSymbol"/>
      </text:list-level-style-bullet>
      <text:list-level-style-bullet text:level="6" text:style-name="Numbering_20_Symbols" text:bullet-char="">
        <style:list-level-properties text:space-before="2cm" text:min-label-width="0.499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99cm"/>
        <style:text-properties style:font-name="StarSymbol"/>
      </text:list-level-style-bullet>
      <text:list-level-style-bullet text:level="8" text:style-name="Numbering_20_Symbols" text:bullet-char="">
        <style:list-level-properties text:space-before="2.799cm" text:min-label-width="0.499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99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cm" text:min-label-width="0.499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List_20_fr" style:display-name="List fr">
      <text:list-level-style-bullet text:level="1" text:style-name="Bullet_20_Symbols" text:bullet-char="–">
        <style:list-level-properties text:space-before="0.049cm" text:min-label-width="0.45cm"/>
        <style:text-properties style:font-name="Verdana"/>
      </text:list-level-style-bullet>
      <text:list-level-style-bullet text:level="2" text:style-name="Bullet_20_Symbols" text:bullet-char="–">
        <style:list-level-properties text:space-before="0.499cm" text:min-label-width="0.45cm"/>
        <style:text-properties style:font-name="Verdana"/>
      </text:list-level-style-bullet>
      <text:list-level-style-bullet text:level="3" text:style-name="Bullet_20_Symbols" text:bullet-char="–">
        <style:list-level-properties text:space-before="1cm" text:min-label-width="0.45cm"/>
        <style:text-properties style:font-name="Verdana"/>
      </text:list-level-style-bullet>
      <text:list-level-style-bullet text:level="4" text:style-name="Bullet_20_Symbols" text:bullet-char="–">
        <style:list-level-properties text:space-before="1.499cm" text:min-label-width="0.45cm"/>
        <style:text-properties style:font-name="Verdana"/>
      </text:list-level-style-bullet>
      <text:list-level-style-bullet text:level="5" text:style-name="Bullet_20_Symbols" text:bullet-char="–">
        <style:list-level-properties text:space-before="2cm" text:min-label-width="0.45cm"/>
        <style:text-properties style:font-name="Verdana"/>
      </text:list-level-style-bullet>
      <text:list-level-style-bullet text:level="6" text:style-name="Bullet_20_Symbols" text:bullet-char="–">
        <style:list-level-properties text:space-before="2.499cm" text:min-label-width="0.45cm"/>
        <style:text-properties style:font-name="Verdana"/>
      </text:list-level-style-bullet>
      <text:list-level-style-bullet text:level="7" text:style-name="Bullet_20_Symbols" text:bullet-char="–">
        <style:list-level-properties text:space-before="3cm" text:min-label-width="0.45cm"/>
        <style:text-properties style:font-name="Verdana"/>
      </text:list-level-style-bullet>
      <text:list-level-style-bullet text:level="8" text:style-name="Bullet_20_Symbols" text:bullet-char="–">
        <style:list-level-properties text:space-before="3.499cm" text:min-label-width="0.45cm"/>
        <style:text-properties style:font-name="Verdana"/>
      </text:list-level-style-bullet>
      <text:list-level-style-bullet text:level="9" text:style-name="Bullet_20_Symbols" text:bullet-char="–">
        <style:list-level-properties text:space-before="4cm" text:min-label-width="0.45cm"/>
        <style:text-properties style:font-name="Verdana"/>
      </text:list-level-style-bullet>
      <text:list-level-style-bullet text:level="10" text:style-name="Bullet_20_Symbols" text:bullet-char="–">
        <style:list-level-properties text:space-before="4.499cm" text:min-label-width="0.45cm"/>
        <style:text-properties style:font-name="Verdana"/>
      </text:list-level-style-bullet>
    </text:list-style>
    <text:list-style style:name="Numbering_20_fr" style:display-name="Numbering fr">
      <text:list-level-style-number text:level="1" text:style-name="Numbering_20_Symbols" style:num-suffix="." style:num-format="1">
        <style:list-level-properties text:space-before="0.05cm" text:min-label-width="0.55cm" text:min-label-distance="0.199cm"/>
      </text:list-level-style-number>
      <text:list-level-style-number text:level="2" text:style-name="Numbering_20_Symbols" style:num-suffix="." style:num-format="a">
        <style:list-level-properties text:space-before="0.6cm" text:min-label-width="0.55cm" text:min-label-distance="0.199cm"/>
      </text:list-level-style-number>
      <text:list-level-style-number text:level="3" text:style-name="Numbering_20_Symbols" style:num-suffix="." style:num-format="1">
        <style:list-level-properties text:space-before="1.2cm" text:min-label-width="0.55cm" text:min-label-distance="0.199cm"/>
      </text:list-level-style-number>
      <text:list-level-style-number text:level="4" text:style-name="Numbering_20_Symbols" style:num-suffix="." style:num-format="a">
        <style:list-level-properties text:space-before="1.8cm" text:min-label-width="0.55cm" text:min-label-distance="0.199cm"/>
      </text:list-level-style-number>
      <text:list-level-style-number text:level="5" text:style-name="Numbering_20_Symbols" style:num-suffix="." style:num-format="1">
        <style:list-level-properties text:space-before="2.401cm" text:min-label-width="0.55cm" text:min-label-distance="0.199cm"/>
      </text:list-level-style-number>
      <text:list-level-style-number text:level="6" text:style-name="Numbering_20_Symbols" style:num-suffix="." style:num-format="a">
        <style:list-level-properties text:space-before="3.001cm" text:min-label-width="0.55cm" text:min-label-distance="0.199cm"/>
      </text:list-level-style-number>
      <text:list-level-style-number text:level="7" text:style-name="Numbering_20_Symbols" style:num-suffix="." style:num-format="1">
        <style:list-level-properties text:space-before="3.6cm" text:min-label-width="0.55cm" text:min-label-distance="0.199cm"/>
      </text:list-level-style-number>
      <text:list-level-style-number text:level="8" text:style-name="Numbering_20_Symbols" style:num-suffix="." style:num-format="a">
        <style:list-level-properties text:space-before="4.2cm" text:min-label-width="0.55cm" text:min-label-distance="0.199cm"/>
      </text:list-level-style-number>
      <text:list-level-style-number text:level="9" text:style-name="Numbering_20_Symbols" style:num-suffix="." style:num-format="1">
        <style:list-level-properties text:space-before="4.8cm" text:min-label-width="0.55cm" text:min-label-distance="0.199cm"/>
      </text:list-level-style-number>
      <text:list-level-style-number text:level="10" text:style-name="Numbering_20_Symbols" style:num-suffix="." style:num-format="a">
        <style:list-level-properties text:space-before="5.4cm" text:min-label-width="0.55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table:align="margins"/>
    </style:style>
    <style:style style:name="Table2.A" style:family="table-column">
      <style:table-column-properties style:rel-column-width="32767*"/>
    </style:style>
    <style:style style:name="Table2.B" style:family="table-column">
      <style:table-column-properties style:rel-column-width="32768*"/>
    </style:style>
    <style:style style:name="Table1" style:family="table">
      <style:table-properties table:align="margins"/>
    </style:style>
    <style:style style:name="Table1.A" style:family="table-column">
      <style:table-column-properties style:rel-column-width="5458*"/>
    </style:style>
    <style:style style:name="Table1.B" style:family="table-column">
      <style:table-column-properties style:rel-column-width="54606*"/>
    </style:style>
    <style:style style:name="Table1.C" style:family="table-column">
      <style:table-column-properties style:rel-column-width="5471*"/>
    </style:style>
    <style:style style:name="Table1.A1" style:family="table-cell">
      <style:table-cell-properties style:vertical-align="bottom"/>
    </style:style>
    <style:style style:name="Table_5f_Cover_5f_Header" style:display-name="Table_Cover_Header" style:family="table">
      <style:table-properties style:width="18.002cm" table:align="margins"/>
    </style:style>
    <style:style style:name="Table_5f_Cover_5f_Header.A" style:display-name="Table_Cover_Header.A" style:family="table-column">
      <style:table-column-properties style:column-width="9.001cm" style:rel-column-width="32767*"/>
    </style:style>
    <style:style style:name="Table_5f_Cover_5f_Header.B" style:display-name="Table_Cover_Header.B" style:family="table-column">
      <style:table-column-properties style:column-width="9.001cm" style:rel-column-width="32768*"/>
    </style:style>
    <style:style style:name="Table_5f_Cover_5f_Header.A1" style:display-name="Table_Cover_Header.A1" style:family="table-cell">
      <style:table-cell-properties fo:padding="0cm" fo:border="none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1.499cm" style:rel-column-width="5458*"/>
    </style:style>
    <style:style style:name="Table8.B" style:family="table-column">
      <style:table-column-properties style:column-width="15cm" style:rel-column-width="54606*"/>
    </style:style>
    <style:style style:name="Table8.C" style:family="table-column">
      <style:table-column-properties style:column-width="1.503cm" style:rel-column-width="5471*"/>
    </style:style>
    <style:style style:name="Table8.A1" style:family="table-cell">
      <style:table-cell-properties style:vertical-align="bottom"/>
    </style:style>
    <style:style style:name="Table_5f_Part_5f_Footer" style:display-name="Table_Part_Footer" style:family="table">
      <style:table-properties table:align="margins"/>
    </style:style>
    <style:style style:name="Table_5f_Part_5f_Footer.A" style:display-name="Table_Part_Footer.A" style:family="table-column">
      <style:table-column-properties style:rel-column-width="21201*"/>
    </style:style>
    <style:style style:name="Table_5f_Part_5f_Footer.B" style:display-name="Table_Part_Footer.B" style:family="table-column">
      <style:table-column-properties style:rel-column-width="23132*"/>
    </style:style>
    <style:style style:name="Table_5f_Part_5f_Footer.C" style:display-name="Table_Part_Footer.C" style:family="table-column">
      <style:table-column-properties style:rel-column-width="13483*"/>
    </style:style>
    <style:style style:name="Table_5f_Part_5f_Footer.D" style:display-name="Table_Part_Footer.D" style:family="table-column">
      <style:table-column-properties style:rel-column-width="7719*"/>
    </style:style>
    <style:style style:name="Table_5f_Part_5f_Footer.A1" style:display-name="Table_Part_Footer.A1" style:family="table-cell">
      <style:table-cell-properties style:vertical-align="bottom" fo:padding="0cm" fo:border="none"/>
    </style:style>
    <style:style style:name="MP1" style:family="paragraph" style:parent-style-name="Address_20_Cov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Contact_20_Footer">
      <style:text-properties officeooo:paragraph-rsid="007a355c"/>
    </style:style>
    <style:style style:name="MP4" style:family="paragraph" style:parent-style-name="Address_20_Cover">
      <style:text-properties officeooo:rsid="007de08f" officeooo:paragraph-rsid="007de08f"/>
    </style:style>
    <style:style style:name="MP5" style:family="paragraph" style:parent-style-name="Contact_20_Footer">
      <style:text-properties officeooo:paragraph-rsid="00785e98"/>
    </style:style>
    <style:style style:name="MT1" style:family="text">
      <style:text-properties officeooo:rsid="007a355c"/>
    </style:style>
    <style:style style:name="MT2" style:family="text"/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0.801cm" fo:margin-left="1.499cm" fo:margin-right="1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801cm" fo:border="none" fo:padding="0cm" style:shadow="none" style:dynamic-spacing="false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0.801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801cm" style:dynamic-spacing="false"/>
      </style:header-style>
      <style:footer-style>
        <style:header-footer-properties fo:min-height="0.799cm" fo:margin-left="0cm" fo:margin-right="0cm" fo:margin-top="0.3cm" fo:border-top="0.99pt solid #000000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.499cm" fo:margin-bottom="0.801cm" fo:margin-left="2cm" fo:margin-right="2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office:value-type="string" table:protected="true">
              <text:p text:style-name="MP1"><text:user-field-get text:name="LNG_Name">$$companyFull$$</text:user-field-get></text:p>
              <text:p text:style-name="Phone_20_Cover"><text:user-field-get text:name="LNG_Contact_Phone">$$companyPhone$$</text:user-field-get></text:p>
            </table:table-cell>
            <table:table-cell office:value-type="string" table:protected="true">
              <text:p text:style-name="MP2"><draw:a xlink:type="simple" xlink:href="http://www.linagora.com/"><draw:frame draw:style-name="Mfr1" draw:name="Logo_Linagora_Header" text:anchor-type="as-char" svg:width="6.001cm" svg:height="1.21cm" draw:z-index="0"><draw:image xlink:href="Pictures/10000201000003E9000000CBFD81619F3ACEA12B.png" xlink:type="simple" xlink:show="embed" xlink:actuate="onLoad"/></draw:frame></draw:a></text:p>
            </table:table-cell>
          </table:table-row>
          <table:table-row>
            <table:table-cell table:number-columns-spanned="2" office:value-type="string" table:protected="true">
              <text:p text:style-name="Title_20_Header"><text:user-field-input text:name="Document_Title" text:description="Titre du document">Compte Rendu d'Activités</text:user-field-input></text:p>
            </table:table-cell>
            <table:covered-table-cell/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 table:protected="true">
              <text:p text:style-name="Footer"/>
            </table:table-cell>
            <table:table-cell table:style-name="Table1.A1" office:value-type="string">
              <text:p text:style-name="MP3"><text:span text:style-name="MT1">$$companyFull$$</text:span> - <text:span text:style-name="MT1">$$companyCapital$$</text:span></text:p>
              <text:p text:style-name="MP3"><text:span text:style-name="MT1">$$companyAddress1$$</text:span> – <text:span text:style-name="MT1">$$companyAddress2$$</text:span> – FRANCE</text:p>
              <text:p text:style-name="MP3">Tél. <text:span text:style-name="MT1">$$companyPhone$$</text:span> – Fax <text:span text:style-name="MT1">$$companyFax$$</text:span></text:p>
              <text:p text:style-name="MP3"><text:span text:style-name="MT1">$$companySiret$$</text:span> – <text:span text:style-name="MT1">$$companyTVA$$</text:span></text:p>
            </table:table-cell>
            <table:table-cell table:style-name="Table1.A1" office:value-type="string">
              <text:p text:style-name="Page_20_number_20_Footer"><text:span text:style-name="Page_20_Number"><text:page-number text:select-page="current">2</text:page-number></text:span>/<text:span text:style-name="Page_20_Number"><text:page-count>1</text:page-coun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>
      <style:header>
        <table:table table:name="Table_Cover_Header" table:style-name="Table_5f_Cover_5f_Header">
          <table:table-column table:style-name="Table_5f_Cover_5f_Header.A"/>
          <table:table-column table:style-name="Table_5f_Cover_5f_Header.B"/>
          <table:table-row>
            <table:table-cell table:style-name="Table_5f_Cover_5f_Header.A1" office:value-type="string">
              <text:p text:style-name="MP1"><text:user-field-get text:name="LNG_Name">$$companyFull$$</text:user-field-get></text:p>
              <text:p text:style-name="Address_20_Cover"><text:user-field-get text:name="LNG_Address">$$companyAddress1$$</text:user-field-get></text:p>
              <text:p text:style-name="MP4">$$companyAddress2$$</text:p>
              <text:p text:style-name="Address_20_Cover"/>
              <text:p text:style-name="Phone_20_Cover">Tél. : <text:user-field-get text:name="LNG_Contact_Phone">$$companyPhone$$</text:user-field-get><text:line-break/>Fax : <text:user-field-get text:name="LNG_Contact_Fax">$$companyFax$$</text:user-field-get></text:p>
            </table:table-cell>
            <table:table-cell table:style-name="Table_5f_Cover_5f_Header.A1" office:value-type="string" table:protected="true">
              <text:p text:style-name="MP2"><draw:a xlink:type="simple" xlink:href="http://www.linagora.com/"><draw:frame draw:style-name="Mfr1" draw:name="Logo_Linagora_Cover" text:anchor-type="as-char" svg:width="6.001cm" svg:height="1.21cm" draw:z-index="0"><draw:image xlink:href="Pictures/10000201000003E9000000CBFD81619F3ACEA12B.png" xlink:type="simple" xlink:show="embed" xlink:actuate="onLoad"/></draw:frame></draw:a></text:p>
            </table:table-cell>
          </table:table-row>
          <table:table-row>
            <table:table-cell table:style-name="Table_5f_Cover_5f_Header.A1" table:number-columns-spanned="2" office:value-type="string" table:protected="true">
              <text:p text:style-name="Title_20_Header"><text:user-field-input text:name="Document_Title" text:description="Titre du document">Compte Rendu d'Activités</text:user-field-input></text:p>
            </table:table-cell>
            <table:covered-table-cell/>
          </table:table-row>
        </table:table>
      </style:header>
      <style:footer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 table:protected="true">
              <text:p text:style-name="Footer"/>
            </table:table-cell>
            <table:table-cell table:style-name="Table8.A1" office:value-type="string">
              <text:p text:style-name="Contact_20_Footer"><text:span text:style-name="MT1">$$companyFull$$</text:span> - <text:span text:style-name="MT1">$$companyCapital$$</text:span></text:p>
              <text:p text:style-name="Contact_20_Footer"><text:span text:style-name="MT1">$$companyAddress1$$</text:span> – <text:span text:style-name="MT1">$$companyAddress2$$</text:span> – FRANCE</text:p>
              <text:p text:style-name="Contact_20_Footer">Tél. <text:span text:style-name="MT1">$$companyPhone$$</text:span> – Fax <text:span text:style-name="MT1">$$companyFax$$</text:span></text:p>
              <text:p text:style-name="MP5"><text:span text:style-name="MT1">$$companySiret$$</text:span> – <text:span text:style-name="MT1">$$companyTVA$$</text:span></text:p>
            </table:table-cell>
            <table:table-cell table:style-name="Table8.A1" office:value-type="string" table:protected="true">
              <text:p text:style-name="Page_20_number_20_Footer"><text:span text:style-name="Page_20_Number"><text:page-number text:select-page="current">1</text:page-number></text:span>/<text:span text:style-name="Page_20_Number"><text:page-count>1</text:page-count></text:span></text:p>
            </table:table-cell>
          </table:table-row>
        </table:table>
      </style:footer>
    </style:master-page>
    <style:master-page style:name="Index" style:page-layout-name="Mpm3"/>
    <style:master-page style:name="Part_20_Cover" style:display-name="Part Cover" style:page-layout-name="Mpm4" style:next-style-name="Standard">
      <style:footer>
        <table:table table:name="Table_Part_Footer" table:style-name="Table_5f_Part_5f_Footer">
          <table:table-column table:style-name="Table_5f_Part_5f_Footer.A"/>
          <table:table-column table:style-name="Table_5f_Part_5f_Footer.B"/>
          <table:table-column table:style-name="Table_5f_Part_5f_Footer.C"/>
          <table:table-column table:style-name="Table_5f_Part_5f_Footer.D"/>
          <table:table-header-rows>
            <table:table-row>
              <table:table-cell table:style-name="Table_5f_Part_5f_Footer.A1" office:value-type="string" table:protected="true">
                <text:p text:style-name="License_20_Footer"><text:user-field-get text:name="License_Name">Copyright © 2010 LINAGORA</text:user-field-get></text:p>
              </table:table-cell>
              <table:table-cell table:style-name="Table_5f_Part_5f_Footer.A1" office:value-type="string" table:protected="true">
                <text:p text:style-name="Distribution_20_Footer">Diffusion : <text:user-field-get text:name="Distribution_Label">Client du projet</text:user-field-get></text:p>
              </table:table-cell>
              <table:table-cell table:style-name="Table_5f_Part_5f_Footer.A1" office:value-type="string" table:protected="true">
                <text:p text:style-name="Project_20_Footer">Réf. : <text:user-field-get text:name="Project_Code">$$activityProject$$</text:user-field-get></text:p>
              </table:table-cell>
              <table:table-cell table:style-name="Table_5f_Part_5f_Footer.A1" office:value-type="string" table:protected="true">
                <text:p text:style-name="Page_20_number_20_Footer"><text:span text:style-name="Page_20_Number"><text:page-number text:select-page="current">0</text:page-number></text:span> / <text:span text:style-name="Page_20_Number"><text:page-count>1</text:page-count></text:span></text:p>
              </table:table-cell>
            </table:table-row>
          </table:table-header-rows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1$Linux_X86_64 LibreOffice_project/10m0$Build-1</meta:generator>
    <meta:creation-date>2013-03-25T10:35:23</meta:creation-date>
    <meta:editing-cycles>111</meta:editing-cycles>
    <meta:editing-duration>PT9H21M25S</meta:editing-duration>
    <meta:initial-creator>PAYSANT</meta:initial-creator>
    <dc:date>2016-06-28T10:17:13.943621488</dc:date>
    <dc:creator>Patrick PAYSANT</dc:creator>
    <meta:document-statistic meta:table-count="11" meta:image-count="2" meta:object-count="0" meta:page-count="1" meta:paragraph-count="60" meta:word-count="130" meta:character-count="1142" meta:non-whitespace-character-count="1071"/>
    <meta:user-defined meta:name="Info 3"/>
    <meta:user-defined meta:name="Info 4"/>
    <meta:user-defined meta:name="License">Copyright LINAGORA</meta:user-defined>
    <meta:user-defined meta:name="Project-Code"/>
  </office:meta>
</office:document-meta>
</file>